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/>
    </style:style>
    <style:style style:name="ce3" style:family="table-cell" style:parent-style-name="Default" style:data-style-name="N0">
      <style:table-cell-properties fo:background-color="#8EA9DB"/>
      <style:text-properties fo:color="#000000"/>
    </style:style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fo:background-color="#A9D08E"/>
    </style:style>
    <style:style style:name="ce7" style:family="table-cell" style:parent-style-name="Default" style:data-style-name="N0">
      <style:table-cell-properties style:vertical-align="automatic" fo:background-color="#D0CECE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16.906875cm"/>
    </style:style>
    <style:style style:name="co4" style:family="table-column">
      <style:table-column-properties fo:break-before="auto" style:column-width="11.8004166666667cm"/>
    </style:style>
    <style:style style:name="co5" style:family="table-column">
      <style:table-column-properties fo:break-before="auto" style:column-width="10.186458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77333333333333cm"/>
    </style:style>
    <style:style style:name="co8" style:family="table-column">
      <style:table-column-properties fo:break-before="auto" style:column-width="6.72041666666667cm"/>
    </style:style>
    <style:style style:name="co9" style:family="table-column">
      <style:table-column-properties fo:break-before="auto" style:column-width="10.16cm"/>
    </style:style>
    <style:style style:name="co10" style:family="table-column">
      <style:table-column-properties fo:break-before="auto" style:column-width="8.493125cm"/>
    </style:style>
    <style:style style:name="co11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7.75pt" style:use-optimal-row-height="false" fo:break-before="auto"/>
    </style:style>
    <style:style style:name="ro3" style:family="table-row">
      <style:table-row-properties style:row-height="68.25pt" style:use-optimal-row-height="false" fo:break-before="auto"/>
    </style:style>
    <style:style style:name="ro4" style:family="table-row">
      <style:table-row-properties style:row-height="57pt" style:use-optimal-row-height="false" fo:break-before="auto"/>
    </style:style>
    <style:style style:name="ro5" style:family="table-row">
      <style:table-row-properties style:row-height="73.5pt" style:use-optimal-row-height="false" fo:break-before="auto"/>
    </style:style>
    <style:style style:name="ro6" style:family="table-row">
      <style:table-row-properties style:row-height="8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SCENAR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2">
            <text:p>TEST SCENARIO TEMPLAT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.NO:</text:p>
          </table:table-cell>
          <table:table-cell office:value-type="string" table:style-name="ce4">
            <text:p>REQUIREMENT ID</text:p>
          </table:table-cell>
          <table:table-cell office:value-type="string" table:style-name="ce4">
            <text:p>TEST SCENARIO DISCRIPTION</text:p>
          </table:table-cell>
          <table:table-cell office:value-type="string" table:style-name="ce5">
            <text:p>SHORT &amp; EXAMPLE TEST CASES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validate the Login Fulctionality with an option.</text:p>
          </table:table-cell>
          <table:table-cell office:value-type="string" table:style-name="ce6">
            <text:p>Validate system behaviour when valid email id and password is entered.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Validate are we able to type mobiles in the search texbox.</text:p>
          </table:table-cell>
          <table:table-cell office:value-type="string" table:style-name="ce1">
            <text:p>Validate system behaviour when user tyoes mobile in the textbox</text:p>
          </table:table-cell>
          <table:table-cell table:number-columns-repeated="1638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1.3" table:style-name="ce9">
            <text:p>1.3</text:p>
          </table:table-cell>
          <table:table-cell office:value-type="string" table:style-name="ce1">
            <text:p>Validate wheather we able to see the search icon and able to click it.</text:p>
          </table:table-cell>
          <table:table-cell office:value-type="string" table:style-name="ce1">
            <text:p>Validate system behaviour to visible search icon and <text:s/>able toclick<text:s/></text:p>
          </table:table-cell>
          <table:table-cell table:number-columns-repeated="1638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.4" table:style-name="ce1">
            <text:p>1.4</text:p>
          </table:table-cell>
          <table:table-cell office:value-type="string" table:style-name="ce1">
            <text:p>Validate are we able to see and click realmeC21Y mobile</text:p>
          </table:table-cell>
          <table:table-cell office:value-type="string" table:style-name="ce1">
            <text:p>Validate system behaviour when user click realmeC21Y.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Validate the functionality by clicking add to cart</text:p>
          </table:table-cell>
          <table:table-cell office:value-type="string" table:style-name="ce1">
            <text:p>Validate system behaviour when add to chart is clicked.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TEST_CASES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7">
            <text:p>S.NO:</text:p>
          </table:table-cell>
          <table:table-cell office:value-type="string" table:style-name="ce7">
            <text:p>Req.no:</text:p>
          </table:table-cell>
          <table:table-cell office:value-type="string" table:style-name="ce7">
            <text:p>PRE CONDITION</text:p>
          </table:table-cell>
          <table:table-cell office:value-type="string" table:style-name="ce7">
            <text:p>TEST CASE DESCRIPTION</text:p>
          </table:table-cell>
          <table:table-cell office:value-type="string" table:style-name="ce7">
            <text:p>STEP.NO:</text:p>
          </table:table-cell>
          <table:table-cell office:value-type="string" table:style-name="ce7">
            <text:p>TEST STEPS</text:p>
          </table:table-cell>
          <table:table-cell office:value-type="string" table:style-name="ce7">
            <text:p>TEST DATA</text:p>
          </table:table-cell>
          <table:table-cell office:value-type="string" table:style-name="ce7">
            <text:p>EXPECTED RESULT</text:p>
          </table:table-cell>
          <table:table-cell office:value-type="string" table:style-name="ce7">
            <text:p>ACTUAL RESULT</text:p>
          </table:table-cell>
          <table:table-cell office:value-type="string" table:style-name="ce7">
            <text:p>PASS/FAIL</text:p>
          </table:table-cell>
          <table:table-cell table:number-columns-repeated="16374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1.1000000000000001" table:style-name="ce9">
            <text:p>1.1</text:p>
          </table:table-cell>
          <table:table-cell office:value-type="string" table:style-name="ce8">
            <text:p>Email id and password should be created using<text:s/></text:p>
            <text:p>sign in option for testing</text:p>
          </table:table-cell>
          <table:table-cell office:value-type="string" table:style-name="ce8">
            <text:p>Validate system behaviour with valid emailid<text:s/></text:p>
            <text:p>and password</text:p>
          </table:table-cell>
          <table:table-cell office:value-type="string" table:style-name="ce8">
            <text:p>1</text:p>
            <text:p/>
            <text:p>2</text:p>
            <text:p/>
            <text:p>3</text:p>
            <text:p/>
            <text:p>4</text:p>
          </table:table-cell>
          <table:table-cell office:value-type="string" table:style-name="ce8">
            <text:p>Go to https://www.flipkart.in/</text:p>
            <text:p/>
            <text:p>User email</text:p>
            <text:p/>
            <text:p>password</text:p>
            <text:p/>
            <text:p>click submit</text:p>
          </table:table-cell>
          <table:table-cell office:value-type="string" table:style-name="ce9">
            <text:p>User email:thirumaran525@gmail.com</text:p>
          </table:table-cell>
          <table:table-cell office:value-type="string" table:style-name="ce9">
            <text:p>User should able to login with valid email and password</text:p>
          </table:table-cell>
          <table:table-cell office:value-type="string" table:style-name="ce9">
            <text:p>User has log in</text:p>
          </table:table-cell>
          <table:table-cell office:value-type="string" table:style-name="ce9">
            <text:p>pass</text:p>
          </table:table-cell>
          <table:table-cell table:number-columns-repeated="16374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float" office:value="1.2" table:style-name="ce9">
            <text:p>1.2</text:p>
          </table:table-cell>
          <table:table-cell office:value-type="string" table:style-name="ce8">
            <text:p>Search textbox should be available to the user to type</text:p>
            <text:p>their requirement.</text:p>
          </table:table-cell>
          <table:table-cell office:value-type="string" table:style-name="ce8">
            <text:p>Validate by typing mobiles in the search<text:s/></text:p>
            <text:p>texbox.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Type Mobiles</text:p>
          </table:table-cell>
          <table:table-cell office:value-type="string" table:style-name="ce9">
            <text:p>Mobiles</text:p>
          </table:table-cell>
          <table:table-cell office:value-type="string" table:style-name="ce9">
            <text:p>User should able to see the mobile text in the search textbox</text:p>
          </table:table-cell>
          <table:table-cell office:value-type="string" table:style-name="ce9">
            <text:p>Mobiles is visible in textbox</text:p>
          </table:table-cell>
          <table:table-cell office:value-type="string" table:style-name="ce9">
            <text:p>pass</text:p>
          </table:table-cell>
          <table:table-cell table:number-columns-repeated="16374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float" office:value="1.3" table:style-name="ce9">
            <text:p>1.3</text:p>
          </table:table-cell>
          <table:table-cell office:value-type="string" table:style-name="ce9">
            <text:p>Search icon should be visible and must be able to click</text:p>
          </table:table-cell>
          <table:table-cell office:value-type="string" table:style-name="ce8">
            <text:p>Validate are we able to see the search icon and able</text:p>
            <text:p><text:s/>to click it.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click search icon</text:p>
          </table:table-cell>
          <table:table-cell office:value-type="string" table:style-name="ce9">
            <text:p>click<text:s/></text:p>
          </table:table-cell>
          <table:table-cell office:value-type="string" table:style-name="ce9">
            <text:p>User should able to see the mobile page in their screen</text:p>
          </table:table-cell>
          <table:table-cell office:value-type="string" table:style-name="ce9">
            <text:p>Mobile page is visible.</text:p>
          </table:table-cell>
          <table:table-cell office:value-type="string" table:style-name="ce9">
            <text:p>pass</text:p>
          </table:table-cell>
          <table:table-cell table:number-columns-repeated="16374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float" office:value="1.4" table:style-name="ce9">
            <text:p>1.4</text:p>
          </table:table-cell>
          <table:table-cell office:value-type="string" table:style-name="ce8">
            <text:p>The web page should contain list of mobiles and user</text:p>
            <text:p>must able to see and click every pne of them</text:p>
          </table:table-cell>
          <table:table-cell office:value-type="string" table:style-name="ce8">
            <text:p>Validate wheather we able to see and click<text:s/></text:p>
            <text:p>realmeC21Y mobile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click realmeC21Y</text:p>
          </table:table-cell>
          <table:table-cell office:value-type="string" table:style-name="ce9">
            <text:p>click<text:s/></text:p>
          </table:table-cell>
          <table:table-cell office:value-type="string" table:style-name="ce8">
            <text:p>New tab should open and it should have all details about<text:s/></text:p>
            <text:p>the mobile<text:s/></text:p>
          </table:table-cell>
          <table:table-cell office:value-type="string" table:style-name="ce9">
            <text:p>New tab opened and all details are visible.<text:s/></text:p>
          </table:table-cell>
          <table:table-cell office:value-type="string" table:style-name="ce9">
            <text:p>pass</text:p>
          </table:table-cell>
          <table:table-cell table:number-columns-repeated="16374"/>
        </table:table-row>
        <table:table-row table:style-name="ro6">
          <table:table-cell office:value-type="float" office:value="5" table:style-name="ce9">
            <text:p>5</text:p>
          </table:table-cell>
          <table:table-cell office:value-type="float" office:value="1.5" table:style-name="ce9">
            <text:p>1.5</text:p>
          </table:table-cell>
          <table:table-cell office:value-type="string" table:style-name="ce9">
            <text:p>Add to cart option should clickable<text:s/></text:p>
          </table:table-cell>
          <table:table-cell office:value-type="string" table:style-name="ce9">
            <text:p>Validate the functionality by clicking add to cart</text:p>
          </table:table-cell>
          <table:table-cell office:value-type="float" office:value="1" table:style-name="ce10">
            <text:p>1</text:p>
          </table:table-cell>
          <table:table-cell office:value-type="string" table:style-name="ce9">
            <text:p>click add to cart</text:p>
          </table:table-cell>
          <table:table-cell office:value-type="string" table:style-name="ce9">
            <text:p>click<text:s/></text:p>
          </table:table-cell>
          <table:table-cell office:value-type="string" table:style-name="ce9">
            <text:p>selected item shoule be added to the cart</text:p>
          </table:table-cell>
          <table:table-cell office:value-type="string" table:style-name="ce9">
            <text:p>Item is addes to the cart</text:p>
          </table:table-cell>
          <table:table-cell office:value-type="string" table:style-name="ce9">
            <text:p>pass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08T11:10:59Z</meta:creation-date>
    <dc:date>2021-10-08T12:21:50Z</dc:date>
  </office:meta>
</office:document-meta>
</file>